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Verdana" svg:font-family="Verdan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Text_20_body" style:list-style-name="L2">
      <style:text-properties style:font-name="Arial" officeooo:rsid="00066823" officeooo:paragraph-rsid="00066823"/>
    </style:style>
    <style:style style:name="P3" style:family="paragraph" style:parent-style-name="Text_20_body">
      <style:text-properties style:font-name="Arial" officeooo:rsid="00066823" officeooo:paragraph-rsid="00066823"/>
    </style:style>
    <style:style style:name="P4" style:family="paragraph" style:parent-style-name="Text_20_body" style:list-style-name="L3">
      <style:text-properties style:font-name="Arial" officeooo:rsid="00066823" officeooo:paragraph-rsid="00066823"/>
    </style:style>
    <style:style style:name="P5" style:family="paragraph" style:parent-style-name="Title">
      <style:text-properties style:font-name="Arial"/>
    </style:style>
    <style:style style:name="P6" style:family="paragraph" style:parent-style-name="Title">
      <style:text-properties style:font-name="Arial" officeooo:rsid="00066823" officeooo:paragraph-rsid="0006682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quisitos Funcionais</text:p>
      <text:p text:style-name="P1"/>
      <text:list xml:id="list978298499721763795" text:style-name="L2">
        <text:list-item>
          <text:p text:style-name="P2">Ler documento gerado pela máquina</text:p>
        </text:list-item>
        <text:list-item>
          <text:p text:style-name="P2">Converter os dados em sql</text:p>
        </text:list-item>
        <text:list-item>
          <text:p text:style-name="P2">Salvar os dados em um banco de dados de BI</text:p>
        </text:list-item>
        <text:list-item>
          <text:p text:style-name="P2">Gerar um dashboard com os dados de BI</text:p>
        </text:list-item>
        <text:list-item>
          <text:p text:style-name="P2">Dashboad deve funcionar em Android</text:p>
        </text:list-item>
      </text:list>
      <text:p text:style-name="P3"/>
      <text:p text:style-name="P6">Requisitos Não Funcionais</text:p>
      <text:p text:style-name="P3"/>
      <text:list xml:id="list3922304295831252202" text:style-name="L3">
        <text:list-item>
          <text:p text:style-name="P4">Versão do Android a ser desenvolvido</text:p>
        </text:list-item>
        <text:list-item>
          <text:p text:style-name="P4">Hospedagem do servidor</text:p>
        </text:list-item>
        <text:list-item>
          <text:p text:style-name="P4">Máquina que irá gerar os dados</text:p>
        </text:list-item>
        <text:list-item>
          <text:p text:style-name="P4">Internet para tráfego dos dados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Verdana" svg:font-family="Verdan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15:06:44.519330802</meta:creation-date>
    <dc:date>2019-03-03T16:06:36.852731620</dc:date>
    <meta:editing-duration>PT49M14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11" meta:word-count="67" meta:character-count="345" meta:non-whitespace-character-count="298"/>
  </office:meta>
</office:document-meta>
</file>